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-color="#ffffff" draw:textarea-horizontal-align="justify" draw:textarea-vertical-align="middle" draw:auto-grow-height="false" fo:min-height="2.006cm" fo:min-width="6.656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2.006cm" fo:min-width="6.656cm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2.006cm" fo:min-width="1.756cm"/>
    </style:style>
    <style:style style:name="gr4" style:family="graphic" style:parent-style-name="standard">
      <style:graphic-properties svg:stroke-color="#ed1c24" draw:fill-color="#ffffff" draw:textarea-horizontal-align="justify" draw:textarea-vertical-align="middle" draw:auto-grow-height="false" fo:min-height="2.006cm" fo:min-width="1.756cm"/>
    </style:style>
    <style:style style:name="gr5" style:family="graphic" style:parent-style-name="standard">
      <style:graphic-properties svg:stroke-color="#ed1c24" draw:fill-color="#ffffff" draw:textarea-horizontal-align="justify" draw:textarea-vertical-align="middle" draw:auto-grow-height="false" fo:min-height="1.447cm" fo:min-width="0.77cm"/>
    </style:style>
    <style:style style:name="gr6" style:family="graphic" style:parent-style-name="objectwithoutfill">
      <style:graphic-properties svg:stroke-color="#ed1c24" draw:fill="none" draw:textarea-vertical-align="middle"/>
    </style:style>
    <style:style style:name="gr7" style:family="graphic" style:parent-style-name="standard">
      <style:graphic-properties svg:stroke-color="#ed1c24" draw:fill-color="#f3715a" draw:textarea-horizontal-align="justify" draw:textarea-vertical-align="middle" draw:auto-grow-height="false" fo:min-height="0.1cm" fo:min-width="0.463cm"/>
    </style:style>
    <style:style style:name="gr8" style:family="graphic" style:parent-style-name="standard">
      <style:graphic-properties svg:stroke-color="#ed1c24" draw:fill-color="#f3715a" draw:textarea-vertical-align="middle"/>
    </style:style>
    <style:style style:name="gr9" style:family="graphic" style:parent-style-name="standard">
      <style:graphic-properties svg:stroke-color="#ed1c24" draw:fill-color="#f3715a" draw:textarea-horizontal-align="justify" draw:textarea-vertical-align="middle" draw:auto-grow-height="false" fo:min-height="0.6cm" fo:min-width="0.42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3333"/>
    </style:style>
    <style:style style:name="P3" style:family="paragraph">
      <loext:graphic-properties draw:fill-color="#ffffff"/>
      <style:paragraph-properties fo:text-align="center"/>
      <style:text-properties fo:color="#729fc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3715a"/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4cm" svg:height="2.5cm" svg:x="1.8cm" svg:y="11.1cm">
          <text:p text:style-name="P1"><text:span text:style-name="T1">Editeur de Bi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4cm" svg:height="2.5cm" svg:x="1.8cm" svg:y="7.9cm">
          <text:p text:style-name="P1"><text:span text:style-name="T2">Editeur de Bi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cm" svg:height="2.5cm" svg:x="11.2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2.5cm" svg:x="11.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draw:layer="layout" svg:width="1.27cm" svg:height="1.697cm" svg:x="11.928cm" svg:y="3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polyline draw:style-name="gr6" draw:text-style-name="P5" draw:layer="layout" svg:width="0.12cm" svg:height="0.056cm" draw:transform="skewX (0.639837703781121) rotate (1.04265969514141) translate (12.1100759722915cm 3.12500000000002cm)" svg:viewBox="0 0 121 57" draw:points="0,0 81,27 121,57">
                  <text:p/>
                </draw:polyline>
                <draw:polyline draw:style-name="gr6" draw:text-style-name="P5" draw:layer="layout" svg:width="0.131cm" svg:height="0.082cm" draw:transform="skewX (0.364250214891216) rotate (1.36275307995717) translate (11.9571818181818cm 3.15576923076922cm)" svg:viewBox="0 0 132 83" draw:points="0,0 132,3 47,50 119,83">
                  <text:p/>
                </draw:polyline>
                <draw:path draw:style-name="gr6" draw:text-style-name="P5" draw:layer="layout" svg:width="0.156cm" svg:height="0.264cm" draw:transform="skewX (-0.0678933079025793) rotate (0.949284580159716) translate (12.2302880810517cm 3.08413049660896cm)" svg:viewBox="0 0 157 265" svg:d="M0 6c194-38-108 112 61 104 187-10-44 84 71 126l25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12.7298225053623cm 3.1137692307692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12.5769283512526cm 3.14453846153845cm)" svg:viewBox="0 0 132 83" draw:points="0,0 132,4 47,50 120,83">
                  <text:p/>
                </draw:polyline>
                <draw:path draw:style-name="gr6" draw:text-style-name="P5" draw:layer="layout" svg:width="0.161cm" svg:height="0.264cm" draw:transform="skewX (-0.0485201532054425) rotate (0.946492053356525) translate (12.8500039199781cm 3.07270944438431cm)" svg:viewBox="0 0 162 265" svg:d="M0 7c193-40-105 112 64 103 186-10-43 84 73 125l25 30">
                  <text:p/>
                </draw:path>
              </draw:g>
              <draw:g>
                <draw:polyline draw:style-name="gr6" draw:text-style-name="P5" draw:layer="layout" svg:width="0.117cm" svg:height="0.056cm" draw:transform="skewX (0.60318578948924) rotate (1.03655104275943) translate (12.1100759722915cm 3.26346153846154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1981286863624) rotate (1.3557717629492) translate (11.9571818181818cm 3.29423076923078cm)" svg:viewBox="0 0 131 82" draw:points="0,0 131,2 47,49 118,82">
                  <text:p/>
                </draw:polyline>
                <draw:path draw:style-name="gr6" draw:text-style-name="P5" draw:layer="layout" svg:width="0.156cm" svg:height="0.264cm" draw:transform="skewX (-0.0671951762017817) rotate (0.947364717982522) translate (12.2302183091829cm 3.22252882126235cm)" svg:viewBox="0 0 157 265" svg:d="M0 7c194-40-107 111 61 103 187-10-43 84 71 125l25 30">
                  <text:p/>
                </draw:path>
                <draw:polyline draw:style-name="gr6" draw:text-style-name="P5" draw:layer="layout" svg:width="0.118cm" svg:height="0.056cm" draw:transform="skewX (0.609119908946021) rotate (1.04265969514141) translate (12.7298225053623cm 3.25223076923077cm)" svg:viewBox="0 0 119 57" draw:points="0,0 80,27 119,57">
                  <text:p/>
                </draw:polyline>
                <draw:polyline draw:style-name="gr6" draw:text-style-name="P5" draw:layer="layout" svg:width="0.131cm" svg:height="0.082cm" draw:transform="skewX (0.385543231765547) rotate (1.36676733723676) translate (12.5769283512526cm 3.28300000000001cm)" svg:viewBox="0 0 132 83" draw:points="0,0 132,3 48,50 120,83">
                  <text:p/>
                </draw:polyline>
                <draw:path draw:style-name="gr6" draw:text-style-name="P5" draw:layer="layout" svg:width="0.157cm" svg:height="0.264cm" draw:transform="skewX (-0.066497044500984) rotate (0.946492053356525) translate (12.8499348054171cm 3.2112668920476cm)" svg:viewBox="0 0 158 265" svg:d="M0 7c194-40-107 112 62 103 186-10-44 84 71 125l25 30">
                  <text:p/>
                </draw:path>
              </draw:g>
              <draw:g>
                <draw:polyline draw:style-name="gr6" draw:text-style-name="P5" draw:layer="layout" svg:width="0.115cm" svg:height="0.057cm" draw:transform="skewX (0.576307719008527) rotate (1.05313167065338) translate (12.1110305177461cm 3.40192307692306cm)" svg:viewBox="0 0 116 58" draw:points="0,0 79,28 116,58">
                  <text:p/>
                </draw:polyline>
                <draw:polyline draw:style-name="gr6" draw:text-style-name="P5" draw:layer="layout" svg:width="0.13cm" svg:height="0.08cm" draw:transform="skewX (0.347145988221672) rotate (1.34739418253962) translate (11.9581363636364cm 3.4326923076923cm)" svg:viewBox="0 0 131 81" draw:points="0,0 131,1 46,49 118,81">
                  <text:p/>
                </draw:polyline>
                <draw:path draw:style-name="gr6" draw:text-style-name="P5" draw:layer="layout" svg:width="0.152cm" svg:height="0.263cm" draw:transform="skewX (-0.0879645943005142) rotate (0.943001394852536) translate (12.2309274195161cm 3.36096600103468cm)" svg:viewBox="0 0 153 264" svg:d="M0 7c194-40-110 112 60 102 187-10-45 85 68 126l25 29">
                  <text:p/>
                </draw:path>
                <draw:polyline draw:style-name="gr6" draw:text-style-name="P5" draw:layer="layout" svg:width="0.119cm" svg:height="0.058cm" draw:transform="skewX (0.624653339288771) rotate (1.06377817909054) translate (12.7307770508168cm 3.39069230769229cm)" svg:viewBox="0 0 120 59" draw:points="0,0 81,28 120,59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12.5778828967071cm 3.42146153846153cm)" svg:viewBox="0 0 132 83" draw:points="0,0 132,3 47,50 119,83">
                  <text:p/>
                </draw:polyline>
                <draw:path draw:style-name="gr6" draw:text-style-name="P5" draw:layer="layout" svg:width="0.157cm" svg:height="0.263cm" draw:transform="skewX (-0.0678933079025793) rotate (0.942477796076938) translate (12.8507325950468cm 3.34960995107662cm)" svg:viewBox="0 0 158 264" svg:d="M0 7c193-40-107 112 62 103 186-11-43 84 72 125l24 29">
                  <text:p/>
                </draw:path>
              </draw:g>
              <draw:g>
                <draw:polyline draw:style-name="gr6" draw:text-style-name="P5" draw:layer="layout" svg:width="0.117cm" svg:height="0.056cm" draw:transform="skewX (0.598473400508856) rotate (1.04265969514141) translate (12.1100759722915cm 3.54038461538463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8089939245604) rotate (1.3557717629492) translate (11.9571818181818cm 3.57115384615383cm)" svg:viewBox="0 0 131 82" draw:points="0,0 131,2 47,49 119,82">
                  <text:p/>
                </draw:polyline>
                <draw:path draw:style-name="gr6" draw:text-style-name="P5" draw:layer="layout" svg:width="0.161cm" svg:height="0.264cm" draw:transform="skewX (-0.0485201532054425) rotate (0.949284580159716) translate (12.2303607382537cm 3.49941340033651cm)" svg:viewBox="0 0 162 265" svg:d="M0 6c193-38-106 112 63 104 187-10-42 84 73 126l26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12.7298225053623cm 3.5291538461538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12.5769283512526cm 3.5599230769231cm)" svg:viewBox="0 0 132 83" draw:points="0,0 132,4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12.8498949127315cm 3.48824534263173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18cm" svg:height="0.057cm" draw:transform="skewX (0.610690705272816) rotate (1.05313167065338) translate (12.1110305177461cm 3.67884615384615cm)" svg:viewBox="0 0 119 58" draw:points="0,0 80,28 119,58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11.9581363636364cm 3.70961538461539cm)" svg:viewBox="0 0 131 82" draw:points="0,0 131,1 45,49 116,82">
                  <text:p/>
                </draw:polyline>
                <draw:path draw:style-name="gr6" draw:text-style-name="P5" draw:layer="layout" svg:width="0.156cm" svg:height="0.263cm" draw:transform="skewX (-0.0774926187885483) rotate (0.938987137572949) translate (12.2308162817659cm 3.63770653920786cm)" svg:viewBox="0 0 157 264" svg:d="M0 7c194-41-108 113 62 102 186-11-45 85 70 126l25 29">
                  <text:p/>
                </draw:path>
                <draw:polyline draw:style-name="gr6" draw:text-style-name="P5" draw:layer="layout" svg:width="0.12cm" svg:height="0.058cm" draw:transform="skewX (0.639837703781121) rotate (1.06377817909054) translate (12.7307770508168cm 3.66761538461537cm)" svg:viewBox="0 0 121 59" draw:points="0,0 82,28 121,59">
                  <text:p/>
                </draw:polyline>
                <draw:polyline draw:style-name="gr6" draw:text-style-name="P5" draw:layer="layout" svg:width="0.131cm" svg:height="0.083cm" draw:transform="skewX (0.374373124552784) rotate (1.36903626526435) translate (12.5778828967071cm 3.69838461538462cm)" svg:viewBox="0 0 132 84" draw:points="0,0 132,4 47,50 119,84">
                  <text:p/>
                </draw:polyline>
                <draw:path draw:style-name="gr6" draw:text-style-name="P5" draw:layer="layout" svg:width="0.156cm" svg:height="0.264cm" draw:transform="skewX (-0.0685914396033771) rotate (0.946492053356525) translate (12.8508811907251cm 3.62666289903411cm)" svg:viewBox="0 0 157 265" svg:d="M0 7c194-40-108 112 62 103 186-10-44 84 70 125l25 30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12.1110305177461cm 3.81730769230767cm)" svg:viewBox="0 0 121 58" draw:points="0,0 82,28 121,58">
                  <text:p/>
                </draw:polyline>
                <draw:polyline draw:style-name="gr6" draw:text-style-name="P5" draw:layer="layout" svg:width="0.13cm" svg:height="0.08cm" draw:transform="skewX (0.336674012709706) rotate (1.34739418253962) translate (11.9581363636364cm 3.84807692307691cm)" svg:viewBox="0 0 131 81" draw:points="0,0 131,1 46,49 116,81">
                  <text:p/>
                </draw:polyline>
                <draw:path draw:style-name="gr6" draw:text-style-name="P5" draw:layer="layout" svg:width="0.16cm" svg:height="0.263cm" draw:transform="skewX (-0.0570722665402147) rotate (0.940906999750143) translate (12.2309705367684cm 3.77611598308231cm)" svg:viewBox="0 0 161 264" svg:d="M0 7c193-41-106 112 64 102 186-11-43 85 72 126l25 29">
                  <text:p/>
                </draw:path>
                <draw:polyline draw:style-name="gr6" draw:text-style-name="P5" draw:layer="layout" svg:width="0.118cm" svg:height="0.058cm" draw:transform="skewX (0.6155776271784) rotate (1.06377817909054) translate (12.7307770508168cm 3.80607692307694cm)" svg:viewBox="0 0 119 59" draw:points="0,0 81,29 119,59">
                  <text:p/>
                </draw:polyline>
                <draw:polyline draw:style-name="gr6" draw:text-style-name="P5" draw:layer="layout" svg:width="0.131cm" svg:height="0.083cm" draw:transform="skewX (0.368089939245604) rotate (1.37130519329194) translate (12.5778828967071cm 3.83684615384614cm)" svg:viewBox="0 0 132 84" draw:points="0,0 132,4 47,50 119,84">
                  <text:p/>
                </draw:polyline>
                <draw:path draw:style-name="gr6" draw:text-style-name="P5" draw:layer="layout" svg:width="0.148cm" svg:height="0.264cm" draw:transform="skewX (-0.0968657734856853) rotate (0.948586448458918) translate (12.8508524741748cm 3.76533958412244cm)" svg:viewBox="0 0 149 265" svg:d="M0 6c195-39-111 112 58 104 187-10-46 84 67 126l24 29">
                  <text:p/>
                </draw:path>
              </draw:g>
              <draw:g>
                <draw:polyline draw:style-name="gr6" draw:text-style-name="P5" draw:layer="layout" svg:width="0.116cm" svg:height="0.057cm" draw:transform="skewX (0.593411945678072) rotate (1.05313167065338) translate (12.1119850632006cm 3.95576923076924cm)" svg:viewBox="0 0 117 58" draw:points="0,0 80,28 117,58">
                  <text:p/>
                </draw:polyline>
                <draw:polyline draw:style-name="gr6" draw:text-style-name="P5" draw:layer="layout" svg:width="0.131cm" svg:height="0.082cm" draw:transform="skewX (0.370533400198396) rotate (1.35821522390199) translate (11.9590909090909cm 3.98653846153848cm)" svg:viewBox="0 0 132 83" draw:points="0,0 132,2 47,50 119,83">
                  <text:p/>
                </draw:polyline>
                <draw:path draw:style-name="gr6" draw:text-style-name="P5" draw:layer="layout" svg:width="0.157cm" svg:height="0.263cm" draw:transform="skewX (-0.0664970445009839) rotate (0.943699526553334) translate (12.2319922384009cm 3.91471790050019cm)" svg:viewBox="0 0 158 264" svg:d="M0 7c194-40-107 112 62 102 187-10-43 85 71 126l25 29">
                  <text:p/>
                </draw:path>
                <draw:polyline draw:style-name="gr6" draw:text-style-name="P5" draw:layer="layout" svg:width="0.118cm" svg:height="0.056cm" draw:transform="skewX (0.609119908946021) rotate (1.04265969514141) translate (12.7317315962714cm 3.94453846153846cm)" svg:viewBox="0 0 119 57" draw:points="0,0 80,27 119,57">
                  <text:p/>
                </draw:polyline>
                <draw:polyline draw:style-name="gr6" draw:text-style-name="P5" draw:layer="layout" svg:width="0.129cm" svg:height="0.081cm" draw:transform="skewX (0.315380995835375) rotate (1.32575209981489) translate (12.5769457332447cm 3.97412056540392cm)" svg:viewBox="0 0 130 82" draw:points="0,2 130,0 46,51 116,82">
                  <text:p/>
                </draw:polyline>
                <draw:path draw:style-name="gr6" draw:text-style-name="P5" draw:layer="layout" svg:width="0.156cm" svg:height="0.264cm" draw:transform="skewX (-0.0678933079025795) rotate (0.949808178935314) translate (12.8519630374976cm 3.90368489199197cm)" svg:viewBox="0 0 157 265" svg:d="M0 6c194-38-108 112 61 103 186-9-44 85 71 127l25 29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12.1110305177461cm 4.09423076923076cm)" svg:viewBox="0 0 121 58" draw:points="0,0 82,28 121,58">
                  <text:p/>
                </draw:polyline>
                <draw:polyline draw:style-name="gr6" draw:text-style-name="P5" draw:layer="layout" svg:width="0.13cm" svg:height="0.081cm" draw:transform="skewX (0.336674012709706) rotate (1.35210657152001) translate (11.9581363636364cm 4.125cm)" svg:viewBox="0 0 131 82" draw:points="0,0 131,1 46,49 116,82">
                  <text:p/>
                </draw:polyline>
                <draw:path draw:style-name="gr6" draw:text-style-name="P5" draw:layer="layout" svg:width="0.16cm" svg:height="0.263cm" draw:transform="skewX (-0.0575958653158129) rotate (0.943001394852536) translate (12.2310466235615cm 4.05310901558206cm)" svg:viewBox="0 0 161 264" svg:d="M0 7c193-40-106 112 63 102 186-10-43 85 73 126l25 29">
                  <text:p/>
                </draw:path>
                <draw:polyline draw:style-name="gr6" draw:text-style-name="P5" draw:layer="layout" svg:width="0.117cm" svg:height="0.057cm" draw:transform="skewX (0.599171532209653) rotate (1.05766952670856) translate (12.7307770508168cm 4.08299999999998cm)" svg:viewBox="0 0 118 58" draw:points="0,0 80,28 118,58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12.5778828967071cm 4.11376923076923cm)" svg:viewBox="0 0 132 83" draw:points="0,0 132,3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12.8508494581861cm 4.04209149647786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25cm" svg:height="0.06cm" draw:transform="skewX (0.689754120388159) rotate (1.08524572889007) translate (12.109121426837cm 4.23269230769232cm)" svg:viewBox="0 0 126 61" draw:points="0,0 84,30 126,61">
                  <text:p/>
                </draw:polyline>
                <draw:polyline draw:style-name="gr6" draw:text-style-name="P5" draw:layer="layout" svg:width="0.13cm" svg:height="0.081cm" draw:transform="skewX (0.342957198016886) rotate (1.35210657152001) translate (11.9562272727273cm 4.26346153846152cm)" svg:viewBox="0 0 131 82" draw:points="0,0 131,1 46,49 117,82">
                  <text:p/>
                </draw:polyline>
                <draw:path draw:style-name="gr6" draw:text-style-name="P5" draw:layer="layout" svg:width="0.16cm" svg:height="0.264cm" draw:transform="skewX (-0.0493928178314394) rotate (0.951378975262109) translate (12.2294791895085cm 4.19179124751382cm)" svg:viewBox="0 0 161 265" svg:d="M0 6c193-38-106 112 63 103 186-8-43 85 72 127l26 29">
                  <text:p/>
                </draw:path>
                <draw:polyline draw:style-name="gr6" draw:text-style-name="P5" draw:layer="layout" svg:width="0.123cm" svg:height="0.059cm" draw:transform="skewX (0.671602696167418) rotate (1.07442468752771) translate (12.7288679599077cm 4.22146153846155cm)" svg:viewBox="0 0 124 60" draw:points="0,0 83,29 124,60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12.575973805798cm 4.25223076923075cm)" svg:viewBox="0 0 131 82" draw:points="0,0 131,1 45,49 116,82">
                  <text:p/>
                </draw:polyline>
                <draw:path draw:style-name="gr6" draw:text-style-name="P5" draw:layer="layout" svg:width="0.162cm" svg:height="0.264cm" draw:transform="skewX (-0.0485201532054423) rotate (0.945793921655727) translate (12.8490234882866cm 4.18037944841496cm)" svg:viewBox="0 0 163 265" svg:d="M0 7c193-40-105 112 64 103 186-10-43 84 73 125l26 30">
                  <text:p/>
                </draw:path>
              </draw:g>
              <draw:g>
                <draw:polyline draw:style-name="gr6" draw:text-style-name="P5" draw:layer="layout" svg:width="0.123cm" svg:height="0.06cm" draw:transform="skewX (0.671602696167418) rotate (1.08524572889007) translate (12.109121426837cm 4.37115384615384cm)" svg:viewBox="0 0 124 61" draw:points="0,0 84,30 124,61">
                  <text:p/>
                </draw:polyline>
                <draw:polyline draw:style-name="gr6" draw:text-style-name="P5" draw:layer="layout" svg:width="0.13cm" svg:height="0.081cm" draw:transform="skewX (0.359537825910832) rotate (1.34739418253962) translate (11.9562272727273cm 4.40192307692309cm)" svg:viewBox="0 0 131 82" draw:points="0,0 131,1 47,49 119,82">
                  <text:p/>
                </draw:polyline>
                <draw:path draw:style-name="gr6" draw:text-style-name="P5" draw:layer="layout" svg:width="0.158cm" svg:height="0.264cm" draw:transform="skewX (-0.0593411945678072) rotate (0.949284580159716) translate (12.2293653879835cm 4.33023924482606cm)" svg:viewBox="0 0 159 265" svg:d="M0 6c193-38-107 112 62 103 187-9-43 85 72 127l25 29">
                  <text:p/>
                </draw:path>
                <draw:polyline draw:style-name="gr6" draw:text-style-name="P5" draw:layer="layout" svg:width="0.122cm" svg:height="0.059cm" draw:transform="skewX (0.655720199974269) rotate (1.07442468752771) translate (12.7288679599077cm 4.35992307692307cm)" svg:viewBox="0 0 123 60" draw:points="0,0 83,29 123,60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12.575973805798cm 4.39069230769231cm)" svg:viewBox="0 0 131 82" draw:points="0,0 131,1 47,49 118,82">
                  <text:p/>
                </draw:polyline>
                <draw:path draw:style-name="gr6" draw:text-style-name="P5" draw:layer="layout" svg:width="0.159cm" svg:height="0.264cm" draw:transform="skewX (-0.0581194640914112) rotate (0.945793921655727) translate (12.8489864055031cm 4.31889224508405cm)" svg:viewBox="0 0 160 265" svg:d="M0 7c193-40-106 112 63 103 186-11-43 84 72 125l25 30">
                  <text:p/>
                </draw:path>
              </draw:g>
              <draw:g>
                <draw:polyline draw:style-name="gr6" draw:text-style-name="P5" draw:layer="layout" svg:width="0.119cm" svg:height="0.056cm" draw:transform="skewX (0.620290016158785) rotate (1.04265969514141) translate (12.1100759722915cm 4.50961538461537cm)" svg:viewBox="0 0 120 57" draw:points="0,0 81,27 120,57">
                  <text:p/>
                </draw:polyline>
                <draw:polyline draw:style-name="gr6" draw:text-style-name="P5" draw:layer="layout" svg:width="0.131cm" svg:height="0.082cm" draw:transform="skewX (0.370533400198396) rotate (1.36048415192958) translate (11.9571818181818cm 4.54038461538461cm)" svg:viewBox="0 0 132 83" draw:points="0,0 132,2 47,50 119,83">
                  <text:p/>
                </draw:polyline>
                <draw:path draw:style-name="gr6" draw:text-style-name="P5" draw:layer="layout" svg:width="0.16cm" svg:height="0.264cm" draw:transform="skewX (-0.0479965544298441) rotate (0.951378975262109) translate (12.2304398450004cm 4.46870733111198cm)" svg:viewBox="0 0 161 265" svg:d="M0 6c193-38-106 112 63 103 186-8-42 85 73 127l25 29">
                  <text:p/>
                </draw:path>
                <draw:polyline draw:style-name="gr6" draw:text-style-name="P5" draw:layer="layout" svg:width="0.12cm" svg:height="0.056cm" draw:transform="skewX (0.643502895210309) rotate (1.04265969514141) translate (12.7298225053623cm 4.49838461538464cm)" svg:viewBox="0 0 121 57" draw:points="0,0 82,27 121,57">
                  <text:p/>
                </draw:polyline>
                <draw:polyline draw:style-name="gr6" draw:text-style-name="P5" draw:layer="layout" svg:width="0.131cm" svg:height="0.083cm" draw:transform="skewX (0.38170350741116) rotate (1.37339958839434) translate (12.5769283512526cm 4.52915384615383cm)" svg:viewBox="0 0 132 84" draw:points="0,0 132,4 47,50 120,84">
                  <text:p/>
                </draw:polyline>
                <draw:path draw:style-name="gr6" draw:text-style-name="P5" draw:layer="layout" svg:width="0.161cm" svg:height="0.264cm" draw:transform="skewX (-0.0485201532054424) rotate (0.946492053356525) translate (12.8500039587885cm 4.45732481357531cm)" svg:viewBox="0 0 162 265" svg:d="M0 7c193-40-105 112 64 103 186-10-42 84 73 125l25 30">
                  <text:p/>
                </draw:path>
              </draw:g>
              <draw:g>
                <draw:polyline draw:style-name="gr6" draw:text-style-name="P5" draw:layer="layout" svg:width="0.126cm" svg:height="0.06cm" draw:transform="skewX (0.702320491002518) rotate (1.08524572889007) translate (12.109121426837cm 4.64807692307693cm)" svg:viewBox="0 0 127 61" draw:points="0,0 85,30 127,61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11.9562272727273cm 4.67884615384617cm)" svg:viewBox="0 0 131 82" draw:points="0,0 131,1 47,49 118,82">
                  <text:p/>
                </draw:polyline>
                <draw:path draw:style-name="gr6" draw:text-style-name="P5" draw:layer="layout" svg:width="0.16cm" svg:height="0.264cm" draw:transform="skewX (-0.0493928178314395) rotate (0.951378975262109) translate (12.2294799706176cm 4.60717606297766cm)" svg:viewBox="0 0 161 265" svg:d="M0 6c193-38-106 112 63 103 186-9-43 85 72 127l26 29">
                  <text:p/>
                </draw:path>
                <draw:polyline draw:style-name="gr6" draw:text-style-name="P5" draw:layer="layout" svg:width="0.125cm" svg:height="0.059cm" draw:transform="skewX (0.689754120388159) rotate (1.07442468752771) translate (12.7288679599077cm 4.63684615384616cm)" svg:viewBox="0 0 126 60" draw:points="0,0 84,29 126,60">
                  <text:p/>
                </draw:polyline>
                <draw:polyline draw:style-name="gr6" draw:text-style-name="P5" draw:layer="layout" svg:width="0.13cm" svg:height="0.081cm" draw:transform="skewX (0.353254640603652) rotate (1.35210657152001) translate (12.575973805798cm 4.6676153846154cm)" svg:viewBox="0 0 131 82" draw:points="0,0 131,1 47,49 118,82">
                  <text:p/>
                </draw:polyline>
                <draw:path draw:style-name="gr6" draw:text-style-name="P5" draw:layer="layout" svg:width="0.155cm" svg:height="0.264cm" draw:transform="skewX (-0.0685914396033772) rotate (0.949808178935314) translate (12.849097158564cm 4.59599655843298cm)" svg:viewBox="0 0 156 265" svg:d="M0 6c194-38-108 112 61 104 187-10-44 84 71 126l24 29">
                  <text:p/>
                </draw:path>
              </draw:g>
            </draw:g>
          </draw:g>
          <draw:polyline draw:style-name="gr6" draw:text-style-name="P5" draw:layer="layout" svg:width="1.316cm" svg:height="2.084cm" draw:transform="skewX (0.0837758040957279) rotate (-2.31395752229408) translate (13.3439287370759cm 4.53952283331079cm)" svg:viewBox="0 0 1317 2085" draw:points="0,2085 188,2085 1317,961 354,0 213,0">
            <text:p/>
          </draw:polyline>
          <draw:line draw:style-name="gr6" draw:text-style-name="P5" draw:layer="layout" svg:x1="11.927cm" svg:y1="4.696cm" svg:x2="11.8cm" svg:y2="4.8cm">
            <text:p/>
          </draw:line>
          <draw:line draw:style-name="gr6" draw:text-style-name="P5" draw:layer="layout" svg:x1="11.895cm" svg:y1="4.731cm" svg:x2="13.168cm" svg:y2="4.731cm">
            <text:p/>
          </draw:line>
          <draw:line draw:style-name="gr6" draw:text-style-name="P5" draw:layer="layout" svg:x1="11.864cm" svg:y1="4.765cm" svg:x2="13.137cm" svg:y2="4.765cm">
            <text:p/>
          </draw:line>
        </draw:g>
        <draw:custom-shape draw:style-name="gr7" draw:text-style-name="P6" draw:layer="layout" svg:width="1.1cm" svg:height="0.7cm" draw:transform="rotate (-0.737576141892803) translate (11.781cm 2.642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cm" svg:height="2.5cm" svg:x="5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4" draw:layer="layout" svg:width="1.27cm" svg:height="1.697cm" svg:x="6.228cm" svg:y="2.3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polyline draw:style-name="gr6" draw:text-style-name="P5" draw:layer="layout" svg:width="0.12cm" svg:height="0.056cm" draw:transform="skewX (0.639837703781121) rotate (1.04265969514141) translate (6.4100759722915cm 2.42500000000002cm)" svg:viewBox="0 0 121 57" draw:points="0,0 81,27 121,57">
                  <text:p/>
                </draw:polyline>
                <draw:polyline draw:style-name="gr6" draw:text-style-name="P5" draw:layer="layout" svg:width="0.131cm" svg:height="0.082cm" draw:transform="skewX (0.364250214891216) rotate (1.36275307995717) translate (6.2571818181818cm 2.45576923076922cm)" svg:viewBox="0 0 132 83" draw:points="0,0 132,3 47,50 119,83">
                  <text:p/>
                </draw:polyline>
                <draw:path draw:style-name="gr6" draw:text-style-name="P5" draw:layer="layout" svg:width="0.156cm" svg:height="0.264cm" draw:transform="skewX (-0.0678933079025794) rotate (0.949284580159716) translate (6.5302880810517cm 2.38413049660896cm)" svg:viewBox="0 0 157 265" svg:d="M0 6c194-38-108 112 61 104 187-10-44 84 71 126l25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7.0298225053623cm 2.4137692307692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6.8769283512526cm 2.44453846153845cm)" svg:viewBox="0 0 132 83" draw:points="0,0 132,4 47,50 120,83">
                  <text:p/>
                </draw:polyline>
                <draw:path draw:style-name="gr6" draw:text-style-name="P5" draw:layer="layout" svg:width="0.161cm" svg:height="0.264cm" draw:transform="skewX (-0.0485201532054425) rotate (0.946492053356525) translate (7.1500039199781cm 2.37270944438431cm)" svg:viewBox="0 0 162 265" svg:d="M0 7c193-40-105 112 64 103 186-10-43 84 73 125l25 30">
                  <text:p/>
                </draw:path>
              </draw:g>
              <draw:g>
                <draw:polyline draw:style-name="gr6" draw:text-style-name="P5" draw:layer="layout" svg:width="0.117cm" svg:height="0.056cm" draw:transform="skewX (0.60318578948924) rotate (1.03655104275943) translate (6.4100759722915cm 2.56346153846154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1981286863624) rotate (1.3557717629492) translate (6.2571818181818cm 2.59423076923078cm)" svg:viewBox="0 0 131 82" draw:points="0,0 131,2 47,49 118,82">
                  <text:p/>
                </draw:polyline>
                <draw:path draw:style-name="gr6" draw:text-style-name="P5" draw:layer="layout" svg:width="0.156cm" svg:height="0.264cm" draw:transform="skewX (-0.0671951762017816) rotate (0.947364717982522) translate (6.5302183091829cm 2.52252882126235cm)" svg:viewBox="0 0 157 265" svg:d="M0 7c194-40-107 111 61 103 187-10-43 84 71 125l25 30">
                  <text:p/>
                </draw:path>
                <draw:polyline draw:style-name="gr6" draw:text-style-name="P5" draw:layer="layout" svg:width="0.118cm" svg:height="0.056cm" draw:transform="skewX (0.609119908946021) rotate (1.04265969514141) translate (7.0298225053623cm 2.55223076923077cm)" svg:viewBox="0 0 119 57" draw:points="0,0 80,27 119,57">
                  <text:p/>
                </draw:polyline>
                <draw:polyline draw:style-name="gr6" draw:text-style-name="P5" draw:layer="layout" svg:width="0.131cm" svg:height="0.082cm" draw:transform="skewX (0.385543231765547) rotate (1.36676733723676) translate (6.8769283512526cm 2.58300000000001cm)" svg:viewBox="0 0 132 83" draw:points="0,0 132,3 48,50 120,83">
                  <text:p/>
                </draw:polyline>
                <draw:path draw:style-name="gr6" draw:text-style-name="P5" draw:layer="layout" svg:width="0.157cm" svg:height="0.264cm" draw:transform="skewX (-0.066497044500984) rotate (0.946492053356525) translate (7.1499348054171cm 2.5112668920476cm)" svg:viewBox="0 0 158 265" svg:d="M0 7c194-40-107 112 62 103 186-10-44 84 71 125l25 30">
                  <text:p/>
                </draw:path>
              </draw:g>
              <draw:g>
                <draw:polyline draw:style-name="gr6" draw:text-style-name="P5" draw:layer="layout" svg:width="0.115cm" svg:height="0.057cm" draw:transform="skewX (0.576307719008527) rotate (1.05313167065338) translate (6.4110305177461cm 2.70192307692306cm)" svg:viewBox="0 0 116 58" draw:points="0,0 79,28 116,58">
                  <text:p/>
                </draw:polyline>
                <draw:polyline draw:style-name="gr6" draw:text-style-name="P5" draw:layer="layout" svg:width="0.13cm" svg:height="0.08cm" draw:transform="skewX (0.347145988221672) rotate (1.34739418253962) translate (6.2581363636364cm 2.7326923076923cm)" svg:viewBox="0 0 131 81" draw:points="0,0 131,1 46,49 118,81">
                  <text:p/>
                </draw:polyline>
                <draw:path draw:style-name="gr6" draw:text-style-name="P5" draw:layer="layout" svg:width="0.152cm" svg:height="0.263cm" draw:transform="skewX (-0.0879645943005142) rotate (0.943001394852536) translate (6.5309274195161cm 2.66096600103468cm)" svg:viewBox="0 0 153 264" svg:d="M0 7c194-40-110 112 60 102 187-10-45 85 68 126l25 29">
                  <text:p/>
                </draw:path>
                <draw:polyline draw:style-name="gr6" draw:text-style-name="P5" draw:layer="layout" svg:width="0.119cm" svg:height="0.058cm" draw:transform="skewX (0.624653339288771) rotate (1.06377817909054) translate (7.0307770508168cm 2.69069230769229cm)" svg:viewBox="0 0 120 59" draw:points="0,0 81,28 120,59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6.8778828967071cm 2.72146153846153cm)" svg:viewBox="0 0 132 83" draw:points="0,0 132,3 47,50 119,83">
                  <text:p/>
                </draw:polyline>
                <draw:path draw:style-name="gr6" draw:text-style-name="P5" draw:layer="layout" svg:width="0.157cm" svg:height="0.263cm" draw:transform="skewX (-0.0678933079025794) rotate (0.942477796076938) translate (7.1507325950468cm 2.64960995107662cm)" svg:viewBox="0 0 158 264" svg:d="M0 7c193-40-107 112 62 103 186-11-43 84 72 125l24 29">
                  <text:p/>
                </draw:path>
              </draw:g>
              <draw:g>
                <draw:polyline draw:style-name="gr6" draw:text-style-name="P5" draw:layer="layout" svg:width="0.117cm" svg:height="0.056cm" draw:transform="skewX (0.598473400508856) rotate (1.04265969514141) translate (6.4100759722915cm 2.84038461538463cm)" svg:viewBox="0 0 118 57" draw:points="0,0 80,27 118,57">
                  <text:p/>
                </draw:polyline>
                <draw:polyline draw:style-name="gr6" draw:text-style-name="P5" draw:layer="layout" svg:width="0.13cm" svg:height="0.081cm" draw:transform="skewX (0.368089939245604) rotate (1.3557717629492) translate (6.2571818181818cm 2.87115384615383cm)" svg:viewBox="0 0 131 82" draw:points="0,0 131,2 47,49 119,82">
                  <text:p/>
                </draw:polyline>
                <draw:path draw:style-name="gr6" draw:text-style-name="P5" draw:layer="layout" svg:width="0.161cm" svg:height="0.264cm" draw:transform="skewX (-0.0485201532054424) rotate (0.949284580159716) translate (6.5303607382537cm 2.79941340033651cm)" svg:viewBox="0 0 162 265" svg:d="M0 6c193-38-106 112 63 104 187-10-42 84 73 126l26 29">
                  <text:p/>
                </draw:path>
                <draw:polyline draw:style-name="gr6" draw:text-style-name="P5" draw:layer="layout" svg:width="0.121cm" svg:height="0.056cm" draw:transform="skewX (0.647342619564697) rotate (1.04265969514141) translate (7.0298225053623cm 2.82915384615385cm)" svg:viewBox="0 0 122 57" draw:points="0,0 82,27 122,57">
                  <text:p/>
                </draw:polyline>
                <draw:polyline draw:style-name="gr6" draw:text-style-name="P5" draw:layer="layout" svg:width="0.131cm" svg:height="0.082cm" draw:transform="skewX (0.379260046458368) rotate (1.36903626526435) translate (6.8769283512526cm 2.8599230769231cm)" svg:viewBox="0 0 132 83" draw:points="0,0 132,4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7.1498949127315cm 2.78824534263173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18cm" svg:height="0.057cm" draw:transform="skewX (0.610690705272816) rotate (1.05313167065338) translate (6.4110305177461cm 2.97884615384615cm)" svg:viewBox="0 0 119 58" draw:points="0,0 80,28 119,58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6.2581363636364cm 3.00961538461539cm)" svg:viewBox="0 0 131 82" draw:points="0,0 131,1 45,49 116,82">
                  <text:p/>
                </draw:polyline>
                <draw:path draw:style-name="gr6" draw:text-style-name="P5" draw:layer="layout" svg:width="0.156cm" svg:height="0.263cm" draw:transform="skewX (-0.0774926187885482) rotate (0.938987137572949) translate (6.5308162817659cm 2.93770653920786cm)" svg:viewBox="0 0 157 264" svg:d="M0 7c194-41-108 113 62 102 186-11-45 85 70 126l25 29">
                  <text:p/>
                </draw:path>
                <draw:polyline draw:style-name="gr6" draw:text-style-name="P5" draw:layer="layout" svg:width="0.12cm" svg:height="0.058cm" draw:transform="skewX (0.639837703781121) rotate (1.06377817909054) translate (7.0307770508168cm 2.96761538461537cm)" svg:viewBox="0 0 121 59" draw:points="0,0 82,28 121,59">
                  <text:p/>
                </draw:polyline>
                <draw:polyline draw:style-name="gr6" draw:text-style-name="P5" draw:layer="layout" svg:width="0.131cm" svg:height="0.083cm" draw:transform="skewX (0.374373124552784) rotate (1.36903626526435) translate (6.8778828967071cm 2.99838461538462cm)" svg:viewBox="0 0 132 84" draw:points="0,0 132,4 47,50 119,84">
                  <text:p/>
                </draw:polyline>
                <draw:path draw:style-name="gr6" draw:text-style-name="P5" draw:layer="layout" svg:width="0.156cm" svg:height="0.264cm" draw:transform="skewX (-0.0685914396033771) rotate (0.946492053356525) translate (7.1508811907251cm 2.92666289903411cm)" svg:viewBox="0 0 157 265" svg:d="M0 7c194-40-108 112 62 103 186-10-44 84 70 125l25 30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6.4110305177461cm 3.11730769230767cm)" svg:viewBox="0 0 121 58" draw:points="0,0 82,28 121,58">
                  <text:p/>
                </draw:polyline>
                <draw:polyline draw:style-name="gr6" draw:text-style-name="P5" draw:layer="layout" svg:width="0.13cm" svg:height="0.08cm" draw:transform="skewX (0.336674012709706) rotate (1.34739418253962) translate (6.2581363636364cm 3.14807692307691cm)" svg:viewBox="0 0 131 81" draw:points="0,0 131,1 46,49 116,81">
                  <text:p/>
                </draw:polyline>
                <draw:path draw:style-name="gr6" draw:text-style-name="P5" draw:layer="layout" svg:width="0.16cm" svg:height="0.263cm" draw:transform="skewX (-0.0570722665402147) rotate (0.940906999750143) translate (6.5309705367684cm 3.07611598308231cm)" svg:viewBox="0 0 161 264" svg:d="M0 7c193-41-106 112 64 102 186-11-43 85 72 126l25 29">
                  <text:p/>
                </draw:path>
                <draw:polyline draw:style-name="gr6" draw:text-style-name="P5" draw:layer="layout" svg:width="0.118cm" svg:height="0.058cm" draw:transform="skewX (0.6155776271784) rotate (1.06377817909054) translate (7.0307770508168cm 3.10607692307694cm)" svg:viewBox="0 0 119 59" draw:points="0,0 81,29 119,59">
                  <text:p/>
                </draw:polyline>
                <draw:polyline draw:style-name="gr6" draw:text-style-name="P5" draw:layer="layout" svg:width="0.131cm" svg:height="0.083cm" draw:transform="skewX (0.368089939245604) rotate (1.37130519329194) translate (6.8778828967071cm 3.13684615384614cm)" svg:viewBox="0 0 132 84" draw:points="0,0 132,4 47,50 119,84">
                  <text:p/>
                </draw:polyline>
                <draw:path draw:style-name="gr6" draw:text-style-name="P5" draw:layer="layout" svg:width="0.148cm" svg:height="0.264cm" draw:transform="skewX (-0.0968657734856852) rotate (0.948586448458918) translate (7.1508524741748cm 3.06533958412244cm)" svg:viewBox="0 0 149 265" svg:d="M0 6c195-39-111 112 58 104 187-10-46 84 67 126l24 29">
                  <text:p/>
                </draw:path>
              </draw:g>
              <draw:g>
                <draw:polyline draw:style-name="gr6" draw:text-style-name="P5" draw:layer="layout" svg:width="0.116cm" svg:height="0.057cm" draw:transform="skewX (0.593411945678072) rotate (1.05313167065338) translate (6.4119850632006cm 3.25576923076924cm)" svg:viewBox="0 0 117 58" draw:points="0,0 80,28 117,58">
                  <text:p/>
                </draw:polyline>
                <draw:polyline draw:style-name="gr6" draw:text-style-name="P5" draw:layer="layout" svg:width="0.131cm" svg:height="0.082cm" draw:transform="skewX (0.370533400198396) rotate (1.35821522390199) translate (6.2590909090909cm 3.28653846153848cm)" svg:viewBox="0 0 132 83" draw:points="0,0 132,2 47,50 119,83">
                  <text:p/>
                </draw:polyline>
                <draw:path draw:style-name="gr6" draw:text-style-name="P5" draw:layer="layout" svg:width="0.157cm" svg:height="0.263cm" draw:transform="skewX (-0.0664970445009839) rotate (0.943699526553334) translate (6.5319922384009cm 3.21471790050019cm)" svg:viewBox="0 0 158 264" svg:d="M0 7c194-40-107 112 62 102 187-10-43 85 71 126l25 29">
                  <text:p/>
                </draw:path>
                <draw:polyline draw:style-name="gr6" draw:text-style-name="P5" draw:layer="layout" svg:width="0.118cm" svg:height="0.056cm" draw:transform="skewX (0.609119908946021) rotate (1.04265969514141) translate (7.0317315962714cm 3.24453846153846cm)" svg:viewBox="0 0 119 57" draw:points="0,0 80,27 119,57">
                  <text:p/>
                </draw:polyline>
                <draw:polyline draw:style-name="gr6" draw:text-style-name="P5" draw:layer="layout" svg:width="0.129cm" svg:height="0.081cm" draw:transform="skewX (0.315380995835375) rotate (1.32575209981489) translate (6.8769457332447cm 3.27412056540392cm)" svg:viewBox="0 0 130 82" draw:points="0,2 130,0 46,51 116,82">
                  <text:p/>
                </draw:polyline>
                <draw:path draw:style-name="gr6" draw:text-style-name="P5" draw:layer="layout" svg:width="0.156cm" svg:height="0.264cm" draw:transform="skewX (-0.0678933079025795) rotate (0.949808178935314) translate (7.1519630374976cm 3.20368489199197cm)" svg:viewBox="0 0 157 265" svg:d="M0 6c194-38-108 112 61 103 186-9-44 85 71 127l25 29">
                  <text:p/>
                </draw:path>
              </draw:g>
              <draw:g>
                <draw:polyline draw:style-name="gr6" draw:text-style-name="P5" draw:layer="layout" svg:width="0.12cm" svg:height="0.057cm" draw:transform="skewX (0.639837703781121) rotate (1.05313167065338) translate (6.4110305177461cm 3.39423076923076cm)" svg:viewBox="0 0 121 58" draw:points="0,0 82,28 121,58">
                  <text:p/>
                </draw:polyline>
                <draw:polyline draw:style-name="gr6" draw:text-style-name="P5" draw:layer="layout" svg:width="0.13cm" svg:height="0.081cm" draw:transform="skewX (0.336674012709706) rotate (1.35210657152001) translate (6.2581363636364cm 3.425cm)" svg:viewBox="0 0 131 82" draw:points="0,0 131,1 46,49 116,82">
                  <text:p/>
                </draw:polyline>
                <draw:path draw:style-name="gr6" draw:text-style-name="P5" draw:layer="layout" svg:width="0.16cm" svg:height="0.263cm" draw:transform="skewX (-0.0575958653158128) rotate (0.943001394852536) translate (6.5310466235615cm 3.35310901558206cm)" svg:viewBox="0 0 161 264" svg:d="M0 7c193-40-106 112 63 102 186-10-43 85 73 126l25 29">
                  <text:p/>
                </draw:path>
                <draw:polyline draw:style-name="gr6" draw:text-style-name="P5" draw:layer="layout" svg:width="0.117cm" svg:height="0.057cm" draw:transform="skewX (0.599171532209653) rotate (1.05766952670856) translate (7.0307770508168cm 3.38299999999998cm)" svg:viewBox="0 0 118 58" draw:points="0,0 80,28 118,58">
                  <text:p/>
                </draw:polyline>
                <draw:polyline draw:style-name="gr6" draw:text-style-name="P5" draw:layer="layout" svg:width="0.131cm" svg:height="0.082cm" draw:transform="skewX (0.368089939245604) rotate (1.36676733723676) translate (6.8778828967071cm 3.41376923076923cm)" svg:viewBox="0 0 132 83" draw:points="0,0 132,3 47,50 119,83">
                  <text:p/>
                </draw:polyline>
                <draw:path draw:style-name="gr6" draw:text-style-name="P5" draw:layer="layout" svg:width="0.154cm" svg:height="0.264cm" draw:transform="skewX (-0.0767944870877505) rotate (0.946492053356525) translate (7.1508494581861cm 3.34209149647786cm)" svg:viewBox="0 0 155 265" svg:d="M0 7c194-40-108 112 60 103 187-10-44 84 70 125l25 30">
                  <text:p/>
                </draw:path>
              </draw:g>
            </draw:g>
            <draw:g>
              <draw:g>
                <draw:polyline draw:style-name="gr6" draw:text-style-name="P5" draw:layer="layout" svg:width="0.125cm" svg:height="0.06cm" draw:transform="skewX (0.689754120388159) rotate (1.08524572889007) translate (6.409121426837cm 3.53269230769232cm)" svg:viewBox="0 0 126 61" draw:points="0,0 84,30 126,61">
                  <text:p/>
                </draw:polyline>
                <draw:polyline draw:style-name="gr6" draw:text-style-name="P5" draw:layer="layout" svg:width="0.13cm" svg:height="0.081cm" draw:transform="skewX (0.342957198016886) rotate (1.35210657152001) translate (6.2562272727273cm 3.56346153846152cm)" svg:viewBox="0 0 131 82" draw:points="0,0 131,1 46,49 117,82">
                  <text:p/>
                </draw:polyline>
                <draw:path draw:style-name="gr6" draw:text-style-name="P5" draw:layer="layout" svg:width="0.16cm" svg:height="0.264cm" draw:transform="skewX (-0.0493928178314395) rotate (0.951378975262109) translate (6.5294791895085cm 3.49179124751382cm)" svg:viewBox="0 0 161 265" svg:d="M0 6c193-38-106 112 63 103 186-8-43 85 72 127l26 29">
                  <text:p/>
                </draw:path>
                <draw:polyline draw:style-name="gr6" draw:text-style-name="P5" draw:layer="layout" svg:width="0.123cm" svg:height="0.059cm" draw:transform="skewX (0.671602696167418) rotate (1.07442468752771) translate (7.0288679599077cm 3.52146153846155cm)" svg:viewBox="0 0 124 60" draw:points="0,0 83,29 124,60">
                  <text:p/>
                </draw:polyline>
                <draw:polyline draw:style-name="gr6" draw:text-style-name="P5" draw:layer="layout" svg:width="0.13cm" svg:height="0.081cm" draw:transform="skewX (0.330216294477327) rotate (1.34966311056722) translate (6.875973805798cm 3.55223076923075cm)" svg:viewBox="0 0 131 82" draw:points="0,0 131,1 45,49 116,82">
                  <text:p/>
                </draw:polyline>
                <draw:path draw:style-name="gr6" draw:text-style-name="P5" draw:layer="layout" svg:width="0.162cm" svg:height="0.264cm" draw:transform="skewX (-0.0485201532054422) rotate (0.945793921655727) translate (7.1490234882866cm 3.48037944841496cm)" svg:viewBox="0 0 163 265" svg:d="M0 7c193-40-105 112 64 103 186-10-43 84 73 125l26 30">
                  <text:p/>
                </draw:path>
              </draw:g>
              <draw:g>
                <draw:polyline draw:style-name="gr6" draw:text-style-name="P5" draw:layer="layout" svg:width="0.123cm" svg:height="0.06cm" draw:transform="skewX (0.671602696167418) rotate (1.08524572889007) translate (6.409121426837cm 3.67115384615384cm)" svg:viewBox="0 0 124 61" draw:points="0,0 84,30 124,61">
                  <text:p/>
                </draw:polyline>
                <draw:polyline draw:style-name="gr6" draw:text-style-name="P5" draw:layer="layout" svg:width="0.13cm" svg:height="0.081cm" draw:transform="skewX (0.359537825910832) rotate (1.34739418253962) translate (6.2562272727273cm 3.70192307692309cm)" svg:viewBox="0 0 131 82" draw:points="0,0 131,1 47,49 119,82">
                  <text:p/>
                </draw:polyline>
                <draw:path draw:style-name="gr6" draw:text-style-name="P5" draw:layer="layout" svg:width="0.158cm" svg:height="0.264cm" draw:transform="skewX (-0.0593411945678071) rotate (0.949284580159716) translate (6.5293653879835cm 3.63023924482606cm)" svg:viewBox="0 0 159 265" svg:d="M0 6c193-38-107 112 62 103 187-9-43 85 72 127l25 29">
                  <text:p/>
                </draw:path>
                <draw:polyline draw:style-name="gr6" draw:text-style-name="P5" draw:layer="layout" svg:width="0.122cm" svg:height="0.059cm" draw:transform="skewX (0.65572019997427) rotate (1.07442468752771) translate (7.0288679599077cm 3.65992307692307cm)" svg:viewBox="0 0 123 60" draw:points="0,0 83,29 123,60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6.875973805798cm 3.69069230769231cm)" svg:viewBox="0 0 131 82" draw:points="0,0 131,1 47,49 118,82">
                  <text:p/>
                </draw:polyline>
                <draw:path draw:style-name="gr6" draw:text-style-name="P5" draw:layer="layout" svg:width="0.159cm" svg:height="0.264cm" draw:transform="skewX (-0.0581194640914112) rotate (0.945793921655727) translate (7.1489864055031cm 3.61889224508405cm)" svg:viewBox="0 0 160 265" svg:d="M0 7c193-40-106 112 63 103 186-11-43 84 72 125l25 30">
                  <text:p/>
                </draw:path>
              </draw:g>
              <draw:g>
                <draw:polyline draw:style-name="gr6" draw:text-style-name="P5" draw:layer="layout" svg:width="0.119cm" svg:height="0.056cm" draw:transform="skewX (0.620290016158785) rotate (1.04265969514141) translate (6.4100759722915cm 3.80961538461537cm)" svg:viewBox="0 0 120 57" draw:points="0,0 81,27 120,57">
                  <text:p/>
                </draw:polyline>
                <draw:polyline draw:style-name="gr6" draw:text-style-name="P5" draw:layer="layout" svg:width="0.131cm" svg:height="0.082cm" draw:transform="skewX (0.370533400198396) rotate (1.36048415192958) translate (6.2571818181818cm 3.84038461538461cm)" svg:viewBox="0 0 132 83" draw:points="0,0 132,2 47,50 119,83">
                  <text:p/>
                </draw:polyline>
                <draw:path draw:style-name="gr6" draw:text-style-name="P5" draw:layer="layout" svg:width="0.16cm" svg:height="0.264cm" draw:transform="skewX (-0.0479965544298441) rotate (0.951378975262109) translate (6.5304398450004cm 3.76870733111198cm)" svg:viewBox="0 0 161 265" svg:d="M0 6c193-38-106 112 63 103 186-8-42 85 73 127l25 29">
                  <text:p/>
                </draw:path>
                <draw:polyline draw:style-name="gr6" draw:text-style-name="P5" draw:layer="layout" svg:width="0.12cm" svg:height="0.056cm" draw:transform="skewX (0.643502895210309) rotate (1.04265969514141) translate (7.0298225053623cm 3.79838461538464cm)" svg:viewBox="0 0 121 57" draw:points="0,0 82,27 121,57">
                  <text:p/>
                </draw:polyline>
                <draw:polyline draw:style-name="gr6" draw:text-style-name="P5" draw:layer="layout" svg:width="0.131cm" svg:height="0.083cm" draw:transform="skewX (0.38170350741116) rotate (1.37339958839434) translate (6.8769283512526cm 3.82915384615383cm)" svg:viewBox="0 0 132 84" draw:points="0,0 132,4 47,50 120,84">
                  <text:p/>
                </draw:polyline>
                <draw:path draw:style-name="gr6" draw:text-style-name="P5" draw:layer="layout" svg:width="0.161cm" svg:height="0.264cm" draw:transform="skewX (-0.0485201532054425) rotate (0.946492053356525) translate (7.1500039587885cm 3.75732481357531cm)" svg:viewBox="0 0 162 265" svg:d="M0 7c193-40-105 112 64 103 186-10-42 84 73 125l25 30">
                  <text:p/>
                </draw:path>
              </draw:g>
              <draw:g>
                <draw:polyline draw:style-name="gr6" draw:text-style-name="P5" draw:layer="layout" svg:width="0.126cm" svg:height="0.06cm" draw:transform="skewX (0.702320491002518) rotate (1.08524572889007) translate (6.409121426837cm 3.94807692307693cm)" svg:viewBox="0 0 127 61" draw:points="0,0 85,30 127,61">
                  <text:p/>
                </draw:polyline>
                <draw:polyline draw:style-name="gr6" draw:text-style-name="P5" draw:layer="layout" svg:width="0.13cm" svg:height="0.081cm" draw:transform="skewX (0.353254640603652) rotate (1.34739418253962) translate (6.2562272727273cm 3.97884615384617cm)" svg:viewBox="0 0 131 82" draw:points="0,0 131,1 47,49 118,82">
                  <text:p/>
                </draw:polyline>
                <draw:path draw:style-name="gr6" draw:text-style-name="P5" draw:layer="layout" svg:width="0.16cm" svg:height="0.264cm" draw:transform="skewX (-0.0493928178314395) rotate (0.951378975262109) translate (6.5294799706176cm 3.90717606297766cm)" svg:viewBox="0 0 161 265" svg:d="M0 6c193-38-106 112 63 103 186-9-43 85 72 127l26 29">
                  <text:p/>
                </draw:path>
                <draw:polyline draw:style-name="gr6" draw:text-style-name="P5" draw:layer="layout" svg:width="0.125cm" svg:height="0.059cm" draw:transform="skewX (0.689754120388159) rotate (1.07442468752771) translate (7.0288679599077cm 3.93684615384616cm)" svg:viewBox="0 0 126 60" draw:points="0,0 84,29 126,60">
                  <text:p/>
                </draw:polyline>
                <draw:polyline draw:style-name="gr6" draw:text-style-name="P5" draw:layer="layout" svg:width="0.13cm" svg:height="0.081cm" draw:transform="skewX (0.353254640603652) rotate (1.35210657152001) translate (6.875973805798cm 3.9676153846154cm)" svg:viewBox="0 0 131 82" draw:points="0,0 131,1 47,49 118,82">
                  <text:p/>
                </draw:polyline>
                <draw:path draw:style-name="gr6" draw:text-style-name="P5" draw:layer="layout" svg:width="0.155cm" svg:height="0.264cm" draw:transform="skewX (-0.0685914396033772) rotate (0.949808178935314) translate (7.149097158564cm 3.89599655843298cm)" svg:viewBox="0 0 156 265" svg:d="M0 6c194-38-108 112 61 104 187-10-44 84 71 126l24 29">
                  <text:p/>
                </draw:path>
              </draw:g>
            </draw:g>
          </draw:g>
          <draw:polyline draw:style-name="gr6" draw:text-style-name="P5" draw:layer="layout" svg:width="1.316cm" svg:height="2.084cm" draw:transform="skewX (0.0837758040957278) rotate (-2.31395752229408) translate (7.6439287370759cm 3.83952283331077cm)" svg:viewBox="0 0 1317 2085" draw:points="0,2085 188,2085 1317,961 354,0 213,0">
            <text:p/>
          </draw:polyline>
          <draw:line draw:style-name="gr6" draw:text-style-name="P5" draw:layer="layout" svg:x1="6.227cm" svg:y1="3.996cm" svg:x2="6.1cm" svg:y2="4.1cm">
            <text:p/>
          </draw:line>
          <draw:line draw:style-name="gr6" draw:text-style-name="P5" draw:layer="layout" svg:x1="6.195cm" svg:y1="4.031cm" svg:x2="7.468cm" svg:y2="4.031cm">
            <text:p/>
          </draw:line>
          <draw:line draw:style-name="gr6" draw:text-style-name="P5" draw:layer="layout" svg:x1="6.164cm" svg:y1="4.065cm" svg:x2="7.437cm" svg:y2="4.065cm">
            <text:p/>
          </draw:line>
        </draw:g>
        <draw:polygon draw:style-name="gr8" draw:text-style-name="P6" draw:layer="layout" svg:width="1.299cm" svg:height="1.199cm" svg:x="3.5cm" svg:y="4.8cm" svg:viewBox="0 0 1300 1200" draw:points="0,353 455,353 715,776 1300,0 780,1200">
          <text:p/>
        </draw:polygon>
        <draw:custom-shape draw:style-name="gr9" draw:text-style-name="P6" draw:layer="layout" svg:width="1.3cm" svg:height="1.2cm" svg:x="3.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3cm" svg:height="1.2cm" svg:x="3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6" draw:layer="layout" svg:width="1.699cm" svg:height="1.499cm" svg:x="5.9cm" svg:y="2.4cm" svg:viewBox="0 0 1700 1500" draw:points="100,300 600,0 900,500 1300,100 1700,600 1300,800 1600,1400 1100,1500 900,900 200,1500 0,1100 600,7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4:10:40.179056181</meta:creation-date>
    <dc:date>2020-06-02T22:54:51.663344054</dc:date>
    <meta:editing-duration>PT17M55S</meta:editing-duration>
    <meta:editing-cycles>9</meta:editing-cycles>
    <meta:generator>LibreOffice/6.0.7.3$Linux_X86_64 LibreOffice_project/00m0$Build-3</meta:generator>
    <meta:document-statistic meta:object-count="198"/>
  </office:meta>
</office:document-meta>
</file>